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5eb0f2" officeooo:paragraph-rsid="00141b7c" style:font-weight-asian="normal" style:font-weight-complex="normal"/>
    </style:style>
    <style:style style:name="P2" style:family="paragraph" style:parent-style-name="Standard">
      <style:text-properties style:font-name="Liberation Serif" fo:font-style="italic" officeooo:rsid="005a5971" officeooo:paragraph-rsid="00141b7c" style:font-style-asian="italic" style:font-style-complex="italic"/>
    </style:style>
    <style:style style:name="P3" style:family="paragraph" style:parent-style-name="Standard">
      <style:text-properties style:font-name="Liberation Serif" fo:font-style="italic" officeooo:rsid="005a5b14" officeooo:paragraph-rsid="00141b7c" style:font-style-asian="italic" style:font-style-complex="italic"/>
    </style:style>
    <style:style style:name="P4" style:family="paragraph" style:parent-style-name="Standard">
      <style:text-properties style:font-name="Liberation Serif" fo:font-style="italic" officeooo:rsid="005b5f7e" officeooo:paragraph-rsid="00141b7c" style:font-style-asian="italic" style:font-style-complex="italic"/>
    </style:style>
    <style:style style:name="P5" style:family="paragraph" style:parent-style-name="Standard">
      <style:text-properties style:font-name="Liberation Serif" fo:font-style="italic" officeooo:rsid="016b0cec" officeooo:paragraph-rsid="00141b7c" style:font-style-asian="italic" style:font-style-complex="italic"/>
    </style:style>
    <style:style style:name="P6" style:family="paragraph" style:parent-style-name="Standard">
      <style:text-properties style:font-name="Liberation Serif" fo:font-style="italic" officeooo:rsid="005eb0f2" officeooo:paragraph-rsid="00141b7c" style:font-style-asian="italic" style:font-style-complex="italic"/>
    </style:style>
    <style:style style:name="P7" style:family="paragraph" style:parent-style-name="Standard">
      <style:text-properties style:font-name="Liberation Serif" fo:font-style="italic" fo:font-weight="normal" officeooo:rsid="016ca7dc" officeooo:paragraph-rsid="00141b7c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officeooo:rsid="005a5971" officeooo:paragraph-rsid="00141b7c"/>
    </style:style>
    <style:style style:name="P9" style:family="paragraph" style:parent-style-name="Standard">
      <style:text-properties officeooo:rsid="005a5b14" officeooo:paragraph-rsid="00141b7c"/>
    </style:style>
    <style:style style:name="P10" style:family="paragraph" style:parent-style-name="Standard">
      <style:text-properties style:font-name="Dudu Cyryllic" officeooo:rsid="005a5b14" officeooo:paragraph-rsid="00141b7c"/>
    </style:style>
    <style:style style:name="P11" style:family="paragraph" style:parent-style-name="Standard">
      <style:text-properties style:font-name="Dudu Cyryllic" officeooo:rsid="005eb0f2" officeooo:paragraph-rsid="00141b7c"/>
    </style:style>
    <style:style style:name="P12" style:family="paragraph" style:parent-style-name="Standard">
      <style:text-properties officeooo:rsid="005b5f7e" officeooo:paragraph-rsid="00141b7c"/>
    </style:style>
    <style:style style:name="P13" style:family="paragraph" style:parent-style-name="Standard">
      <style:text-properties officeooo:rsid="005ca9f7" officeooo:paragraph-rsid="00141b7c"/>
    </style:style>
    <style:style style:name="P14" style:family="paragraph" style:parent-style-name="Standard">
      <style:text-properties officeooo:rsid="005e2cfd" officeooo:paragraph-rsid="00141b7c"/>
    </style:style>
    <style:style style:name="P15" style:family="paragraph" style:parent-style-name="Standard">
      <style:text-properties officeooo:rsid="005eb0f2" officeooo:paragraph-rsid="00141b7c"/>
    </style:style>
    <style:style style:name="P16" style:family="paragraph" style:parent-style-name="Heading_20_2">
      <style:paragraph-properties fo:text-align="center" style:justify-single-word="false"/>
      <style:text-properties style:font-name="Liberation Serif" fo:font-style="italic" officeooo:rsid="005a5971" officeooo:paragraph-rsid="00141b7c" style:font-style-asian="italic" style:font-style-complex="italic"/>
    </style:style>
    <style:style style:name="T1" style:family="text">
      <style:text-properties officeooo:rsid="037eebbd"/>
    </style:style>
    <style:style style:name="T2" style:family="text">
      <style:text-properties officeooo:rsid="016b0cec"/>
    </style:style>
    <style:style style:name="T3" style:family="text">
      <style:text-properties officeooo:rsid="005a5b14"/>
    </style:style>
    <style:style style:name="T4" style:family="text">
      <style:text-properties officeooo:rsid="022f64a6"/>
    </style:style>
    <style:style style:name="T5" style:family="text">
      <style:text-properties officeooo:rsid="037fc58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230550a"/>
    </style:style>
    <style:style style:name="T8" style:family="text">
      <style:text-properties officeooo:rsid="005e2cfd"/>
    </style:style>
    <style:style style:name="T9" style:family="text">
      <style:text-properties officeooo:rsid="005ca9f7"/>
    </style:style>
    <style:style style:name="T10" style:family="text">
      <style:text-properties officeooo:rsid="016ca7d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16ca7dc" style:font-weight-asian="normal" style:font-weight-complex="normal"/>
    </style:style>
    <style:style style:name="T13" style:family="text">
      <style:text-properties fo:font-weight="normal" officeooo:rsid="00137bde" style:font-weight-asian="normal" style:font-weight-complex="normal"/>
    </style:style>
    <style:style style:name="T14" style:family="text">
      <style:text-properties fo:font-weight="normal" officeooo:rsid="0230550a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2"/>
      <text:p text:style-name="P2"/>
      <text:p text:style-name="P8">С наступлением осени я уже знал, что это последняя наша осень вместе. Мне никто этого не говорил, но я чувствовал; постоянно.</text:p>
      <text:p text:style-name="P8">Когда я приезжал из Конотопа, мы втроём шли в детсад в узких улочках частного сектора неподалёку. По субботам он не работал и вся игровая площадка доставалась <text:span text:style-name="T1">безраздельно </text:span>тебе, с<text:span text:style-name="T2">о всеми</text:span> этими его теремками, горками.</text:p>
      <text:p text:style-name="P8">Качель на железных прутьях пронзительно вскрикивала — кратко, душераздирающе. </text:p>
      <text:p text:style-name="P8">Ира стояла в отдалении. </text:p>
      <text:p text:style-name="P8">Потом ты начинала бегать по жёлтым листьям на площадке от меня к ней и обратно; но даже это нас не сближало.</text:p>
      <text:p text:style-name="P8">Мы возвращались теми же улочками без тротуаров.</text:p>
      <text:p text:style-name="P8">Я держал тебя за руку и не сводил глаз с плавной игры круглых бёдер под лёгким платьем шагающей впереди Иры.</text:p>
      <text:p text:style-name="P8"/>
      <text:p text:style-name="P8">Тоня получила квартиру для своей семьи где-то на улице Шевченко. </text:p>
      <text:p text:style-name="P8">Гаина Михайловна строила планы сдавать комнату кому-нибудь из военных лётчиков с аэродрома в авиагородке, что по вторникам и пятницам выли в небе своими тренировочными полётами.</text:p>
      <text:p text:style-name="P8">Меня ни в каких планах не было, да и быть не могло — <text:span text:style-name="T3">со мной Леночка; а оставить её ещё и без папы я не мог.</text:span></text:p>
      <text:p text:style-name="P9">Наши размолвки с Ирой стали менее отчаянными, но более частыми. </text:p>
      <text:p text:style-name="P9">Я чувствовал неуклонно<text:span text:style-name="T2">е</text:span> продвижение к концу, когда стану совершенно уже <text:s/>отрезанным ломтём.</text:p>
      <text:p text:style-name="P10"/>
      <text:p text:style-name="P3"><text:span text:style-name="T2">(...н</text:span>аверное, это же чувствовал <text:span text:style-name="T1">и </text:span>Достоевский, когда его везли на эшафот, а он по знакомым улицам вычислял сколько ещё осталось до казни.</text:p>
      <text:p text:style-name="P3">Разница лишь в том, что я не мог знать сколько осталось до этих слов Иры, но знал, что услышу:</text:p>
      <text:p text:style-name="P3">- У<text:span text:style-name="T4">бирайся</text:span> в свой Конотоп! И чтоб ноги твоей в Нежине не было!..<text:span text:style-name="T2">)</text:span></text:p>
      <text:p text:style-name="P3"/>
      <text:p text:style-name="P9">Когда Ира так сказала, то вместе с болью пришло и маленькое облегчение — не стало чего бояться. </text:p>
      <text:p text:style-name="P9">Свершилось.</text:p>
      <text:p text:style-name="P9"/>
      <text:p text:style-name="P9">Я уехал в Конотоп и начал жить половинчатой жизнью.</text:p>
      <text:p text:style-name="P9"><text:s/>Работал в нашей бригаде, читал, писал, разговаривал, но половина меня куда-то пропала — отрезалась цель, ради которой я всё это делал раньше.</text:p>
      <text:p text:style-name="P9">Меня немного развеяла командировка в Киев.</text:p>
      <text:p text:style-name="P9">От СМП-615 там оказался я один и не знаю откуда съехались остальные рабочие на реконструкцию какого-то молочного завода.</text:p>
      <text:p text:style-name="P9">Мы жили в пассажирском вагоне загнанном в тупик на его территории. Нам выдали постельное бельё, жёлтое от ветхости, но из-за этого же ласково мягкое. </text:p>
      <text:p text:style-name="P9">Я занимал вторую полку плацкартного купе, чтобы не сворачивать матрас.</text:p>
      <text:p text:style-name="P9"><text:span text:style-name="T5">От</text:span>овсюду звучала одна и та же песня:</text:p>
      <text:p text:style-name="P9"><text:span text:style-name="T6"><text:tab/><text:tab/><text:tab/>Листья жёлтые по городу кружатся..</text:span>.</text:p>
      <text:p text:style-name="P9"/>
      <text:p text:style-name="P12">Вспоминались листья на площадке безлюдного детсада.</text:p>
      <text:p text:style-name="P12">По выходным я ездил в библиотеку Киевского Университета, в корпусе налево от памятника Тарасу Шевченко. Туда пускают и без диплома, с одним только паспортом.</text:p>
      <text:p text:style-name="P12">В огромном тихом читальном зале с длинными столами, для каждого читателя <text:span text:style-name="T7">есть</text:span> своя <text:soft-page-break/>лампа с абажурчиком. Там я читал в оригинале трактат Джона Милля «О свободе».</text:p>
      <text:p text:style-name="P12">Вот где настоящая философия!</text:p>
      <text:p text:style-name="P12">Он показал мне, что существует всего лишь две разновидности людей:</text:p>
      <text:p text:style-name="P12"><text:tab/><text:tab/>1) законопослушные верноподданные;</text:p>
      <text:p text:style-name="P12"><text:tab/><text:tab/>2) эксперименталисты.</text:p>
      <text:p text:style-name="P12">А прочие расы, классы и вероисповедания лишь средство натравливать людей друг на друга.</text:p>
      <text:p text:style-name="P12"/>
      <text:p text:style-name="P12">Потом я нашёл Дом Органной музыки. </text:p>
      <text:p text:style-name="P12">Наверно прежде в нём был католический костёл; пониже Республиканского Стадиона.</text:p>
      <text:p text:style-name="P12">На концерт я немного опоздал и дверь оказалась запертой, пришлось тарабанить. </text:p>
      <text:p text:style-name="P12">Мне открыли и я закричал как в ромненском автобусе:</text:p>
      <text:p text:style-name="P12">- У меня билет! У меня билет!</text:p>
      <text:p text:style-name="P12">- Хорошо, но потише можно? Концерт идёт.</text:p>
      <text:p text:style-name="P12">Там зал сразу за входом, без <text:span text:style-name="T7">всякого </text:span>вестибюля.</text:p>
      <text:p text:style-name="P12">- Извините.</text:p>
      <text:p text:style-name="P12">Но он продолжал ещё что-то бубнить.</text:p>
      <text:p text:style-name="P12">- Мне что — по второму разу извиняться?</text:p>
      <text:p text:style-name="P12">И он утих, потому что <text:span text:style-name="T8">под интеллигентским плащом </text:span>на мне <text:span text:style-name="T8">оказался</text:span> синий вельветовый пиджак рабочих и крестьян, а над головой торчала прядь волос, как <text:span text:style-name="T9">вздыбленная пружина. Приглаживать не получалось, даже после дýша упрямая прядь, высохнув, снова вставала дыбом. </text:span></text:p>
      <text:p text:style-name="P4"/>
      <text:p text:style-name="P5">(...лет через тридцать такие взрывы из волос стали обыденной модой. </text:p>
      <text:p text:style-name="P5">Так на меня подействовала разлука с Ирой...)</text:p>
      <text:p text:style-name="P4"/>
      <text:p text:style-name="P13">В первом отделении играли современную атональную симфонию — слушать просто мýка, кромсанье музыки; зато во втором звучал орган — фуги Баха.</text:p>
      <text:p text:style-name="P13"/>
      <text:p text:style-name="P13">Чудо случилось в <text:span text:style-name="T8">январе.</text:span></text:p>
      <text:p text:style-name="P14">Я приехал в Нежин к Жомниру и в автобусе на вокзале увидел Ивана Алексеевича. Он спросил меня что это я не приезжаю.</text:p>
      <text:p text:style-name="P14">Сдерживая в горле ком обиды, я ответил, что Ира запретила мне.</text:p>
      <text:p text:style-name="P14">- Да, ладно тебе — поехали!</text:p>
      <text:p text:style-name="P14">Я всё-таки сошёл на улице Шевченко и позвонил <text:span text:style-name="T5">уже </text:span>от Жомнира. </text:p>
      <text:p text:style-name="P14">Ира тоже сказала, да, приезжай.</text:p>
      <text:p text:style-name="P15">Оставшиеся семь остановок до Красных Партизан я ехал спокойным наружно, но весь бушуя внутри.</text:p>
      <text:p text:style-name="P15"/>
      <text:p text:style-name="P15">За месяцы моего отсутствия случилось немало перемен.</text:p>
      <text:p text:style-name="P15">Ира с тобою перешла в бывшую спальню семьи Тони, а тесть и тёща ушли в узкую спальню.</text:p>
      <text:p text:style-name="P15">Гостиная осталась <text:span text:style-name="T10">как была</text:span>: «Неизвестная» всё так же высокомерно смотрела поверх серванта, а сдобная купеческая дочь жеманно рысила от сватающегося майора.</text:p>
      <text:p text:style-name="P15">Зато у вас в спальне появилось новое трюмо уставленное толпой непонятных, но очень нужных косметических баночек. </text:p>
      <text:p text:style-name="P15">Вплотную к зеркалу трюмо лежало широкое жёлтое кольцо из золота. На мои осторожные расспросы Ира сказала, что трюмо ей купил папа, а кольцо — мамин подарок.</text:p>
      <text:p text:style-name="P15">И мы стали жить дальше.</text:p>
      <text:p text:style-name="P15"/>
      <text:p text:style-name="P15">Стройка. Нежин. Стройка. Нежин.</text:p>
      <text:p text:style-name="P15"/>
      <text:p text:style-name="P15">Ира работала воспитательницей в детском саду на Красных партизан, за сто метров от дома.</text:p>
      <text:p text:style-name="P15">В её обязанности входила запись состояния здоровья детей её группы. </text:p>
      <text:p text:style-name="P15"><text:soft-page-break/>На трюмо лежала тонкая тетрадка с записями <text:span text:style-name="T11">её почерком, с наклоном влево,</text:span> по числам месяца.</text:p>
      <text:p text:style-name="P15">Я <text:span text:style-name="T7">только раз</text:span> открыл <text:span text:style-name="T7">ту тетрадку, а потом</text:span> старался даже не смотреть на неё, чтобы не умирать от ревности. </text:p>
      <text:p text:style-name="P15"><text:span text:style-name="T7">Мне стало ясно</text:span>, что <text:span text:style-name="T7">больше</text:span> нет <text:s/><text:span text:style-name="T7">никакого </text:span>смысла в подвигах праведности, что от неизбежного уже не убежать — оно стало случившимся. </text:p>
      <text:p text:style-name="P11"/>
      <text:p text:style-name="P6"><text:span text:style-name="T12">(...п</text:span><text:span text:style-name="T13">росто некоторые мысли нельзя начинать думать, а если уж начал, то лучше не додумывать до конца...</text:span><text:span text:style-name="T12">)</text:span></text:p>
      <text:p text:style-name="P7"/>
      <text:p text:style-name="P15"><text:span text:style-name="T13">М</text:span><text:span text:style-name="T11">не было стыдно спрашивать Иру как она жила эти месяцы и что делает между моими приездами, но </text:span><text:span text:style-name="T14">увидев </text:span><text:span text:style-name="T11"><text:s/>в тетрадке запись, что в четверг полгруппы пришли в растёрзанном простудой состоянии, </text:span><text:span text:style-name="T14">я</text:span><text:span text:style-name="T11"> знал, что в среду Ира была на свидании, и умирал от ревности, но молчал.</text:span></text:p>
      <text:p text:style-name="P1">Жизнь стала как пробежка по наезженному лабиринту — сюда не сверни, туда не смотри, про то не думай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1:59:10.950725509</meta:creation-date>
    <dc:date>2017-03-03T11:59:15.861278752</dc:date>
    <dc:creator>sehrguey </dc:creator>
    <meta:editing-duration>PT4S</meta:editing-duration>
    <meta:editing-cycles>1</meta:editing-cycles>
    <meta:document-statistic meta:table-count="0" meta:image-count="0" meta:object-count="0" meta:page-count="3" meta:paragraph-count="69" meta:word-count="926" meta:character-count="5807" meta:non-whitespace-character-count="4913"/>
    <meta:generator>LibreOffice/4.3.3.2$Linux_x86 LibreOffice_project/430m0$Build-2</meta:generator>
  </office:meta>
</office:document-meta>
</file>